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gr1" style:family="graphic">
      <style:graphic-properties draw:stroke="none" draw:fill="solid" draw:fill-color="#729fcf" draw:textarea-horizontal-align="center" draw:textarea-vertical-align="middle" draw:shadow-offset-x="8.65pt" draw:shadow-offset-y="8.65pt" draw:ole-draw-aspect="1"/>
    </style:style>
    <style:style style:name="P1" style:family="paragraph">
      <loext:graphic-properties draw:fill="solid" draw:fill-color="#729fcf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59.55pt" svg:y="38.81pt">
            <loext:p draw:notify-on-update-of-ranges="Sheet1.D3:Sheet1.D10 Sheet1.E3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R Sensor Values</text:p>
          </table:table-cell>
          <table:table-cell table:number-columns-repeated="2"/>
          <table:table-cell table:style-name="Default" office:value-type="string" calcext:value-type="string">
            <text:p>IR Sensor Values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Voltage</text:p>
          </table:table-cell>
          <table:table-cell/>
          <table:table-cell table:style-name="Default" office:value-type="string" calcext:value-type="string">
            <text:p>Distance(cm)</text:p>
          </table:table-cell>
          <table:table-cell office:value-type="string" calcext:value-type="string">
            <text:p>Voltage(V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A3]/2.54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A4]*2.54" office:value-type="float" office:value="5.08" calcext:value-type="float">
            <text:p>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]*2.54" office:value-type="float" office:value="7.62" calcext:value-type="float">
            <text:p>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A6]*2.54" office:value-type="float" office:value="15.24" calcext:value-type="float">
            <text:p>1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A7]*2.54" office:value-type="float" office:value="22.86" calcext:value-type="float">
            <text:p>2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A8]*2.54" office:value-type="float" office:value="30.48" calcext:value-type="float">
            <text:p>3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A9]*2.54" office:value-type="float" office:value="60.96" calcext:value-type="float">
            <text:p>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72" calcext:value-type="float">
            <text:p>1.72</text:p>
          </table:table-cell>
          <table:table-cell/>
          <table:table-cell table:style-name="Default" office:value-type="float" office:value="77" calcext:value-type="float">
            <text:p>77</text:p>
          </table:table-cell>
          <table:table-cell table:style-name="ce2" office:value-type="float" office:value="0.172" calcext:value-type="float">
            <text:p>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ison" draw:style="linear" draw:start-color="#4c4c4c" draw:end-color="#b3b3b3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8:30:34.903000000</meta:creation-date>
    <dc:date>2017-12-17T22:00:42.974000000</dc:date>
    <meta:editing-duration>PT3H9M47S</meta:editing-duration>
    <meta:editing-cycles>1</meta:editing-cycles>
    <meta:document-statistic meta:table-count="1" meta:cell-count="38" meta:object-count="1"/>
    <meta:generator>LibreOffice/5.1.1.3$Windows_x86 LibreOffice_project/89f508ef3ecebd2cfb8e1def0f0ba9a803b88a6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Regular" style:font-family-generic="roman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cfe7f5" draw:fill-color="#cfe7f5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cm" svg:y="0.316cm" chart:style-name="ch2">
          <text:p>Distance vs. Voltage</text:p>
        </chart:title>
        <chart:plot-area chart:style-name="ch3" table:cell-range-address="Sheet1.D3:Sheet1.E10" chart:data-source-has-labels="column" svg:x="1.321cm" svg:y="1.301cm" svg:width="14.359cm" svg:height="6.548cm">
          <chartooo:coordinate-region svg:x="2.059cm" svg:y="1.503cm" svg:width="13.621cm" svg:height="5.693cm"/>
          <chart:axis chart:dimension="x" chart:name="primary-x" chart:style-name="ch4" chartooo:axis-type="date">
            <chartooo:date-scale chart:base-time-unit="days" chart:major-interval-value="5" chart:major-interval-unit="days" chart:minor-interval-value="2" chart:minor-interval-unit="days"/>
            <chart:title svg:x="7.501cm" svg:y="8.029cm" chart:style-name="ch5">
              <text:p>Distance(cm)</text:p>
            </chart:title>
            <chart:categories table:cell-range-address="Sheet1.D3:Sheet1.D10"/>
          </chart:axis>
          <chart:axis chart:dimension="y" chart:name="primary-y" chart:style-name="ch6">
            <chart:title svg:x="0.451cm" svg:y="5.341cm" chart:style-name="ch7">
              <text:p>Voltage(V)</text:p>
            </chart:title>
            <chart:grid chart:style-name="ch8" chart:class="major"/>
          </chart:axis>
          <chart:series chart:style-name="ch9" chart:values-cell-range-address="Sheet1.E3:Sheet1.E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:Sheet1.D10</svg:desc>
                </draw:g>
              </table:table-cell>
              <table:table-cell office:value-type="float" office:value="2.5">
                <text:p>2.5</text:p>
                <draw:g>
                  <svg:desc>Sheet1.E3:Sheet1.E10</svg:desc>
                </draw:g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5.24">
                <text:p>15.2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22.86">
                <text:p>22.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0.48">
                <text:p>30.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0.96">
                <text:p>60.9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72">
                <text:p>0.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